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C6000001C6E514752ED0E73BD8.png" manifest:media-type="image/png"/>
  <manifest:file-entry manifest:full-path="Pictures/10000000000001C6000001C6DEE05495BDCD10B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ndale Sans UI" svg:font-family="'Andale Sans UI'" style:font-pitch="variable"/>
    <style:font-face style:name="Frutiger 47lightcn" svg:font-family="'Frutiger 47lightcn'" style:font-pitch="variable"/>
    <style:font-face style:name="Lucidasans" svg:font-family="Lucidasans" style:font-pitch="variable"/>
    <style:font-face style:name="Albany1" svg:font-family="Albany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Albany" svg:font-family="Albany" style:font-family-generic="swiss" style:font-pitch="variable"/>
    <style:font-face style:name="Frutiger 47LightCn" svg:font-family="'Frutiger 47LightCn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HG Gothic B" svg:font-family="'HG Gothic B'" style:font-family-generic="system" style:font-pitch="variable"/>
    <style:font-face style:name="HG Mincho L" svg:font-family="'HG Mincho L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paragraph-properties fo:text-align="end" style:justify-single-word="false"/>
      <style:text-properties style:font-name="Frutiger 47lightcn" fo:font-size="9pt"/>
    </style:style>
    <style:style style:name="P3" style:family="paragraph" style:parent-style-name="Header">
      <style:paragraph-properties fo:margin-left="0mm" fo:margin-right="6.35mm" fo:text-indent="0mm" style:auto-text-indent="false"/>
      <style:text-properties fo:language="en" fo:country="US"/>
    </style:style>
    <style:style style:name="P4" style:family="paragraph" style:parent-style-name="Standard">
      <style:text-properties style:font-name="Liberation Sans" fo:font-size="11pt" style:font-size-asian="11pt" style:font-size-complex="11pt"/>
    </style:style>
    <style:style style:name="P5" style:family="paragraph" style:parent-style-name="Standard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Liberation Sans" fo:language="de" fo:country="CH"/>
    </style:style>
    <style:style style:name="P7" style:family="paragraph" style:parent-style-name="Standard" style:list-style-name="L3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 style:list-style-name="L1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 style:list-style-name="L3">
      <style:text-properties style:font-name="Liberation Sans" fo:font-size="11pt" style:font-size-asian="11pt" style:font-size-complex="11pt"/>
    </style:style>
    <style:style style:name="P10" style:family="paragraph" style:parent-style-name="Standard" style:list-style-name="L4">
      <style:text-properties style:font-name="Liberation Sans" fo:font-size="11pt" style:font-size-asian="11pt" style:font-size-complex="11pt"/>
    </style:style>
    <style:style style:name="P11" style:family="paragraph" style:parent-style-name="Standard" style:list-style-name="L4">
      <style:text-properties style:font-name="Liberation Sans" fo:font-size="11pt" officeooo:rsid="00041bbf" officeooo:paragraph-rsid="00041bbf" style:font-size-asian="11pt" style:font-size-complex="11pt"/>
    </style:style>
    <style:style style:name="P12" style:family="paragraph" style:parent-style-name="Standard" style:list-style-name="L1">
      <style:text-properties style:font-name="Liberation Sans" fo:font-size="11pt" style:font-size-asian="11pt" style:font-size-complex="11pt"/>
    </style:style>
    <style:style style:name="P13" style:family="paragraph" style:parent-style-name="Standard" style:list-style-name="L6">
      <style:text-properties style:font-name="Liberation Sans" fo:font-size="11pt" style:font-size-asian="11pt" style:font-size-complex="11pt"/>
    </style:style>
    <style:style style:name="P14" style:family="paragraph" style:parent-style-name="Standard" style:list-style-name="L6">
      <style:text-properties style:font-name="Liberation Sans" fo:font-size="11pt" officeooo:rsid="000c0d0b" officeooo:paragraph-rsid="000c0d0b" style:font-size-asian="11pt" style:font-size-complex="11pt"/>
    </style:style>
    <style:style style:name="P15" style:family="paragraph" style:parent-style-name="Standard" style:list-style-name="L6">
      <style:text-properties style:font-name="Liberation Sans" fo:font-size="11pt" officeooo:rsid="000c0d0b" officeooo:paragraph-rsid="000c689a" style:font-size-asian="11pt" style:font-size-complex="11pt"/>
    </style:style>
    <style:style style:name="P16" style:family="paragraph" style:parent-style-name="Standard" style:list-style-name="L6">
      <style:text-properties style:font-name="Liberation Sans" fo:font-size="11pt" officeooo:rsid="000c0d0b" officeooo:paragraph-rsid="000dd251" style:font-size-asian="11pt" style:font-size-complex="11pt"/>
    </style:style>
    <style:style style:name="P17" style:family="paragraph" style:parent-style-name="Standard" style:list-style-name="L6">
      <style:text-properties style:font-name="Liberation Sans" fo:font-size="11pt" officeooo:rsid="000c689a" officeooo:paragraph-rsid="000dd251" style:font-size-asian="11pt" style:font-size-complex="11pt"/>
    </style:style>
    <style:style style:name="P18" style:family="paragraph" style:parent-style-name="Standard">
      <style:text-properties style:font-name="Liberation Sans" fo:font-size="11pt" officeooo:paragraph-rsid="00081ded" style:font-size-asian="11pt" style:font-size-complex="11pt"/>
    </style:style>
    <style:style style:name="P19" style:family="paragraph" style:parent-style-name="Standard" style:list-style-name="L1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list-style-name="L6">
      <style:text-properties style:font-name="Liberation Sans" fo:font-size="11pt" fo:font-weight="normal" officeooo:rsid="000c689a" officeooo:paragraph-rsid="000c689a" style:font-size-asian="11pt" style:font-weight-asian="normal" style:font-size-complex="11pt" style:font-weight-complex="normal"/>
    </style:style>
    <style:style style:name="P21" style:family="paragraph" style:parent-style-name="Standard" style:list-style-name="L6">
      <style:text-properties style:font-name="Liberation Sans" fo:font-size="11pt" fo:font-weight="normal" officeooo:rsid="000dd251" officeooo:paragraph-rsid="000dd251" style:font-size-asian="11pt" style:font-weight-asian="normal" style:font-size-complex="11pt" style:font-weight-complex="normal"/>
    </style:style>
    <style:style style:name="P22" style:family="paragraph" style:parent-style-name="Standard" style:list-style-name="L1"/>
    <style:style style:name="P23" style:family="paragraph" style:parent-style-name="Standard" style:list-style-name="L5">
      <style:text-properties style:text-line-through-style="solid" style:text-line-through-type="single" style:text-position="0% 100%" style:font-name="Liberation Sans" fo:font-size="11pt" style:font-size-asian="11pt" style:font-size-complex="11pt"/>
    </style:style>
    <style:style style:name="P24" style:family="paragraph" style:parent-style-name="Text_20_body" style:list-style-name="L1">
      <style:text-properties style:font-name="Liberation Sans" fo:font-size="11pt" style:font-size-asian="11pt" style:font-size-complex="11pt"/>
    </style:style>
    <style:style style:name="P25" style:family="paragraph" style:parent-style-name="Text_20_body" style:list-style-name="L2">
      <style:text-properties style:font-name="Liberation Sans" fo:font-size="11pt" officeooo:rsid="00081ded" officeooo:paragraph-rsid="00081ded" style:font-size-asian="11pt" style:font-size-complex="11pt"/>
    </style:style>
    <style:style style:name="P26" style:family="paragraph" style:parent-style-name="Heading_20_1">
      <style:text-properties style:font-name="Liberation Sans"/>
    </style:style>
    <style:style style:name="P27" style:family="paragraph">
      <style:paragraph-properties fo:margin-left="0mm" fo:margin-right="0mm" fo:margin-top="0mm" fo:margin-bottom="0mm" fo:line-height="100%" fo:text-align="center" fo:text-indent="0mm"/>
    </style:style>
    <style:style style:name="P28" style:family="paragraph">
      <loext:graphic-properties draw:fill="solid" draw:fill-color="#99ccff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style:font-name="Albany1" fo:font-size="18pt" fo:font-style="normal" fo:text-shadow="none" style:text-underline-style="none" fo:font-weight="normal" style:font-name-asian="HG Gothic B" style:font-size-asian="18pt" style:font-style-asian="normal" style:font-weight-asian="normal" style:font-name-complex="Lucidasans1" style:font-size-complex="18pt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689a" style:font-weight-asian="bold" style:font-weight-complex="bold"/>
    </style:style>
    <style:style style:name="T3" style:family="text">
      <style:text-properties fo:font-weight="bold" officeooo:rsid="000dd25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689a" style:font-weight-asian="normal" style:font-weight-complex="normal"/>
    </style:style>
    <style:style style:name="T6" style:family="text">
      <style:text-properties fo:font-weight="normal" officeooo:rsid="000dd251" style:font-weight-asian="normal" style:font-weight-complex="normal"/>
    </style:style>
    <style:style style:name="T7" style:family="text">
      <style:text-properties officeooo:rsid="00033f19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033f19" style:font-style-asian="normal" style:font-weight-asian="bold" style:font-style-complex="normal" style:font-weight-complex="bold"/>
    </style:style>
    <style:style style:name="T10" style:family="text">
      <style:text-properties officeooo:rsid="00041bbf"/>
    </style:style>
    <style:style style:name="T11" style:family="tex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T12" style:family="text">
      <style:text-properties style:font-name="Liberation Sans" fo:font-size="11pt" fo:font-weight="normal" officeooo:rsid="00041bbf" style:font-size-asian="11pt" style:font-weight-asian="normal" style:font-size-complex="11pt" style:font-weight-complex="normal"/>
    </style:style>
    <style:style style:name="T13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="Liberation Sans" fo:font-size="11pt" style:font-size-asian="11pt" style:font-size-complex="11pt"/>
    </style:style>
    <style:style style:name="T15" style:family="text">
      <style:text-properties officeooo:rsid="00081ded"/>
    </style:style>
    <style:style style:name="T16" style:family="text">
      <style:text-properties officeooo:rsid="000aaaab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0dd251"/>
    </style:style>
    <style:style style:name="T19" style:family="text"/>
    <style:style style:name="T20" style:family="text">
      <style:text-properties style:use-window-font-color="true" style:text-outline="false" style:text-line-through-style="none" style:text-line-through-type="none" style:font-name="Albany1" fo:font-size="18pt" fo:font-style="normal" fo:text-shadow="none" style:text-underline-style="none" fo:font-weight="normal" style:font-name-asian="HG Gothic B" style:font-size-asian="18pt" style:font-style-asian="normal" style:font-weight-asian="normal" style:font-name-complex="Lucidasans1" style:font-size-complex="18pt" style:font-style-complex="normal" style:font-weight-complex="normal" style:text-emphasize="none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2.54mm" fo:padding-right="2.54mm" fo:padding-top="1.27mm" fo:padding-bottom="1.27mm" fo:border="none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-left="2.54mm" fo:padding-right="2.54mm" fo:padding-top="1.27mm" fo:padding-bottom="1.27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padding-left="2.54mm" fo:padding-right="2.54mm" fo:padding-top="1.27mm" fo:padding-bottom="1.27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6.35mm" text:min-label-width="6.35mm"/>
      </text:list-level-style-number>
      <text:list-level-style-number text:level="2" text:style-name="Numbering_20_Symbols" style:num-suffix="." style:num-format="1">
        <style:list-level-properties text:space-before="12.7mm" text:min-label-width="6.35mm"/>
      </text:list-level-style-number>
      <text:list-level-style-number text:level="3" text:style-name="Numbering_20_Symbols" style:num-suffix="." style:num-format="1">
        <style:list-level-properties text:space-before="19.05mm" text:min-label-width="6.35mm"/>
      </text:list-level-style-number>
      <text:list-level-style-number text:level="4" text:style-name="Numbering_20_Symbols" style:num-suffix="." style:num-format="1">
        <style:list-level-properties text:space-before="25.4mm" text:min-label-width="6.35mm"/>
      </text:list-level-style-number>
      <text:list-level-style-number text:level="5" text:style-name="Numbering_20_Symbols" style:num-suffix="." style:num-format="1">
        <style:list-level-properties text:space-before="31.75mm" text:min-label-width="6.35mm"/>
      </text:list-level-style-number>
      <text:list-level-style-number text:level="6" text:style-name="Numbering_20_Symbols" style:num-suffix="." style:num-format="1">
        <style:list-level-properties text:space-before="38.1mm" text:min-label-width="6.35mm"/>
      </text:list-level-style-number>
      <text:list-level-style-number text:level="7" text:style-name="Numbering_20_Symbols" style:num-suffix="." style:num-format="1">
        <style:list-level-properties text:space-before="44.45mm" text:min-label-width="6.35mm"/>
      </text:list-level-style-number>
      <text:list-level-style-number text:level="8" text:style-name="Numbering_20_Symbols" style:num-suffix="." style:num-format="1">
        <style:list-level-properties text:space-before="50.8mm" text:min-label-width="6.35mm"/>
      </text:list-level-style-number>
      <text:list-level-style-number text:level="9" text:style-name="Numbering_20_Symbols" style:num-suffix="." style:num-format="1">
        <style:list-level-properties text:space-before="57.15mm" text:min-label-width="6.35mm"/>
      </text:list-level-style-number>
      <text:list-level-style-number text:level="10" text:style-name="Numbering_20_Symbols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space-before="12.7mm" text:min-label-width="6.35mm"/>
        <style:text-properties style:font-name="StarSymbol"/>
      </text:list-level-style-bullet>
      <text:list-level-style-bullet text:level="2" text:style-name="Bullet_20_Symbols" text:bullet-char="○">
        <style:list-level-properties text:space-before="19.05mm" text:min-label-width="6.35mm"/>
        <style:text-properties style:font-name="StarSymbol"/>
      </text:list-level-style-bullet>
      <text:list-level-style-bullet text:level="3" text:style-name="Bullet_20_Symbols" text:bullet-char="■">
        <style:list-level-properties text:space-before="25.4mm" text:min-label-width="6.35mm"/>
        <style:text-properties style:font-name="StarSymbol"/>
      </text:list-level-style-bullet>
      <text:list-level-style-bullet text:level="4" text:style-name="Bullet_20_Symbols" text:bullet-char="●">
        <style:list-level-properties text:space-before="31.75mm" text:min-label-width="6.35mm"/>
        <style:text-properties style:font-name="StarSymbol"/>
      </text:list-level-style-bullet>
      <text:list-level-style-bullet text:level="5" text:style-name="Bullet_20_Symbols" text:bullet-char="○">
        <style:list-level-properties text:space-before="38.1mm" text:min-label-width="6.35mm"/>
        <style:text-properties style:font-name="StarSymbol"/>
      </text:list-level-style-bullet>
      <text:list-level-style-bullet text:level="6" text:style-name="Bullet_20_Symbols" text:bullet-char="■">
        <style:list-level-properties text:space-before="44.45mm" text:min-label-width="6.35mm"/>
        <style:text-properties style:font-name="StarSymbol"/>
      </text:list-level-style-bullet>
      <text:list-level-style-bullet text:level="7" text:style-name="Bullet_20_Symbols" text:bullet-char="●">
        <style:list-level-properties text:space-before="50.8mm" text:min-label-width="6.35mm"/>
        <style:text-properties style:font-name="StarSymbol"/>
      </text:list-level-style-bullet>
      <text:list-level-style-bullet text:level="8" text:style-name="Bullet_20_Symbols" text:bullet-char="○">
        <style:list-level-properties text:space-before="57.15mm" text:min-label-width="6.35mm"/>
        <style:text-properties style:font-name="StarSymbol"/>
      </text:list-level-style-bullet>
      <text:list-level-style-bullet text:level="9" text:style-name="Bullet_20_Symbols" text:bullet-char="■">
        <style:list-level-properties text:space-before="63.5mm" text:min-label-width="6.35mm"/>
        <style:text-properties style:font-name="StarSymbol"/>
      </text:list-level-style-bullet>
      <text:list-level-style-bullet text:level="10" text:style-name="Bullet_20_Symbols" text:bullet-char="●">
        <style:list-level-properties text:space-before="69.85mm" text:min-label-width="6.35mm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12.7mm" text:min-label-width="6.35mm"/>
        <style:text-properties style:font-name="StarSymbol"/>
      </text:list-level-style-bullet>
      <text:list-level-style-bullet text:level="2" text:style-name="Bullet_20_Symbols" text:bullet-char="○">
        <style:list-level-properties text:space-before="19.05mm" text:min-label-width="6.35mm"/>
        <style:text-properties style:font-name="StarSymbol"/>
      </text:list-level-style-bullet>
      <text:list-level-style-bullet text:level="3" text:style-name="Bullet_20_Symbols" text:bullet-char="■">
        <style:list-level-properties text:space-before="25.4mm" text:min-label-width="6.35mm"/>
        <style:text-properties style:font-name="StarSymbol"/>
      </text:list-level-style-bullet>
      <text:list-level-style-bullet text:level="4" text:style-name="Bullet_20_Symbols" text:bullet-char="●">
        <style:list-level-properties text:space-before="31.75mm" text:min-label-width="6.35mm"/>
        <style:text-properties style:font-name="StarSymbol"/>
      </text:list-level-style-bullet>
      <text:list-level-style-bullet text:level="5" text:style-name="Bullet_20_Symbols" text:bullet-char="○">
        <style:list-level-properties text:space-before="38.1mm" text:min-label-width="6.35mm"/>
        <style:text-properties style:font-name="StarSymbol"/>
      </text:list-level-style-bullet>
      <text:list-level-style-bullet text:level="6" text:style-name="Bullet_20_Symbols" text:bullet-char="■">
        <style:list-level-properties text:space-before="44.45mm" text:min-label-width="6.35mm"/>
        <style:text-properties style:font-name="StarSymbol"/>
      </text:list-level-style-bullet>
      <text:list-level-style-bullet text:level="7" text:style-name="Bullet_20_Symbols" text:bullet-char="●">
        <style:list-level-properties text:space-before="50.8mm" text:min-label-width="6.35mm"/>
        <style:text-properties style:font-name="StarSymbol"/>
      </text:list-level-style-bullet>
      <text:list-level-style-bullet text:level="8" text:style-name="Bullet_20_Symbols" text:bullet-char="○">
        <style:list-level-properties text:space-before="57.15mm" text:min-label-width="6.35mm"/>
        <style:text-properties style:font-name="StarSymbol"/>
      </text:list-level-style-bullet>
      <text:list-level-style-bullet text:level="9" text:style-name="Bullet_20_Symbols" text:bullet-char="■">
        <style:list-level-properties text:space-before="63.5mm" text:min-label-width="6.35mm"/>
        <style:text-properties style:font-name="StarSymbol"/>
      </text:list-level-style-bullet>
      <text:list-level-style-bullet text:level="10" text:style-name="Bullet_20_Symbols" text:bullet-char="●">
        <style:list-level-properties text:space-before="69.85mm" text:min-label-width="6.35m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12.7mm" text:min-label-width="6.35mm"/>
        <style:text-properties style:font-name="StarSymbol"/>
      </text:list-level-style-bullet>
      <text:list-level-style-bullet text:level="2" text:style-name="Bullet_20_Symbols" text:bullet-char="○">
        <style:list-level-properties text:space-before="19.05mm" text:min-label-width="6.35mm"/>
        <style:text-properties style:font-name="StarSymbol"/>
      </text:list-level-style-bullet>
      <text:list-level-style-bullet text:level="3" text:style-name="Bullet_20_Symbols" text:bullet-char="■">
        <style:list-level-properties text:space-before="25.4mm" text:min-label-width="6.35mm"/>
        <style:text-properties style:font-name="StarSymbol"/>
      </text:list-level-style-bullet>
      <text:list-level-style-bullet text:level="4" text:style-name="Bullet_20_Symbols" text:bullet-char="●">
        <style:list-level-properties text:space-before="31.75mm" text:min-label-width="6.35mm"/>
        <style:text-properties style:font-name="StarSymbol"/>
      </text:list-level-style-bullet>
      <text:list-level-style-bullet text:level="5" text:style-name="Bullet_20_Symbols" text:bullet-char="○">
        <style:list-level-properties text:space-before="38.1mm" text:min-label-width="6.35mm"/>
        <style:text-properties style:font-name="StarSymbol"/>
      </text:list-level-style-bullet>
      <text:list-level-style-bullet text:level="6" text:style-name="Bullet_20_Symbols" text:bullet-char="■">
        <style:list-level-properties text:space-before="44.45mm" text:min-label-width="6.35mm"/>
        <style:text-properties style:font-name="StarSymbol"/>
      </text:list-level-style-bullet>
      <text:list-level-style-bullet text:level="7" text:style-name="Bullet_20_Symbols" text:bullet-char="●">
        <style:list-level-properties text:space-before="50.8mm" text:min-label-width="6.35mm"/>
        <style:text-properties style:font-name="StarSymbol"/>
      </text:list-level-style-bullet>
      <text:list-level-style-bullet text:level="8" text:style-name="Bullet_20_Symbols" text:bullet-char="○">
        <style:list-level-properties text:space-before="57.15mm" text:min-label-width="6.35mm"/>
        <style:text-properties style:font-name="StarSymbol"/>
      </text:list-level-style-bullet>
      <text:list-level-style-bullet text:level="9" text:style-name="Bullet_20_Symbols" text:bullet-char="■">
        <style:list-level-properties text:space-before="63.5mm" text:min-label-width="6.35mm"/>
        <style:text-properties style:font-name="StarSymbol"/>
      </text:list-level-style-bullet>
      <text:list-level-style-bullet text:level="10" text:style-name="Bullet_20_Symbols" text:bullet-char="●">
        <style:list-level-properties text:space-before="69.85mm" text:min-label-width="6.35mm"/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space-before="12.49mm" text:min-label-width="6.35mm"/>
        <style:text-properties style:font-name="StarSymbol"/>
      </text:list-level-style-bullet>
      <text:list-level-style-bullet text:level="2" text:style-name="Bullet_20_Symbols" text:bullet-char="○">
        <style:list-level-properties text:space-before="25.19mm" text:min-label-width="6.35mm"/>
        <style:text-properties style:font-name="StarSymbol"/>
      </text:list-level-style-bullet>
      <text:list-level-style-bullet text:level="3" text:style-name="Bullet_20_Symbols" text:bullet-char="■">
        <style:list-level-properties text:space-before="37.89mm" text:min-label-width="6.35mm"/>
        <style:text-properties style:font-name="StarSymbol"/>
      </text:list-level-style-bullet>
      <text:list-level-style-bullet text:level="4" text:style-name="Bullet_20_Symbols" text:bullet-char="●">
        <style:list-level-properties text:space-before="50.59mm" text:min-label-width="6.35mm"/>
        <style:text-properties style:font-name="StarSymbol"/>
      </text:list-level-style-bullet>
      <text:list-level-style-bullet text:level="5" text:style-name="Bullet_20_Symbols" text:bullet-char="○">
        <style:list-level-properties text:space-before="63.29mm" text:min-label-width="6.35mm"/>
        <style:text-properties style:font-name="StarSymbol"/>
      </text:list-level-style-bullet>
      <text:list-level-style-bullet text:level="6" text:style-name="Bullet_20_Symbols" text:bullet-char="■">
        <style:list-level-properties text:space-before="75.99mm" text:min-label-width="6.35mm"/>
        <style:text-properties style:font-name="StarSymbol"/>
      </text:list-level-style-bullet>
      <text:list-level-style-bullet text:level="7" text:style-name="Bullet_20_Symbols" text:bullet-char="●">
        <style:list-level-properties text:space-before="88.69mm" text:min-label-width="6.35mm"/>
        <style:text-properties style:font-name="StarSymbol"/>
      </text:list-level-style-bullet>
      <text:list-level-style-bullet text:level="8" text:style-name="Bullet_20_Symbols" text:bullet-char="○">
        <style:list-level-properties text:space-before="101.39mm" text:min-label-width="6.35mm"/>
        <style:text-properties style:font-name="StarSymbol"/>
      </text:list-level-style-bullet>
      <text:list-level-style-bullet text:level="9" text:style-name="Bullet_20_Symbols" text:bullet-char="■">
        <style:list-level-properties text:space-before="114.09mm" text:min-label-width="6.35mm"/>
        <style:text-properties style:font-name="StarSymbol"/>
      </text:list-level-style-bullet>
      <text:list-level-style-bullet text:level="10" text:style-name="Bullet_20_Symbols" text:bullet-char="●">
        <style:list-level-properties text:space-before="126.79mm" text:min-label-width="6.35mm"/>
        <style:text-properties style:font-name="StarSymbol"/>
      </text:list-level-style-bullet>
    </text:list-style>
    <style:style style:name="gr1" style:family="graphic">
      <style:graphic-properties draw:stroke="none" svg:stroke-width="0mm" svg:stroke-color="#000000" draw:marker-start="" draw:marker-start-width="3mm" draw:marker-start-center="false" draw:marker-end="" draw:marker-end-width="3mm" draw:marker-end-center="false" draw:fill="solid" draw:fill-color="#99ccff" draw:textarea-horizontal-align="center" draw:textarea-vertical-align="middle" fo:padding-top="1.25mm" fo:padding-bottom="1.25mm" fo:padding-left="2.5mm" fo:padding-right="2.5mm" draw:shadow="hidden" draw:shadow-offset-x="3mm" draw:shadow-offset-y="3m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Kurzinformation</text:h>
      <text:list xml:id="list2848144631784312938" text:style-name="L1">
        <text:list-item>
          <text:p text:style-name="P24"><draw:rect text:anchor-type="paragraph" draw:z-index="0" draw:style-name="gr1" draw:text-style-name="P28" svg:width="47.03mm" svg:height="8.23mm" draw:transform="rotate (1.5707963267949) translate (-7.53180555555556mm 48.7538888888889mm)"><text:p text:style-name="P27"><text:span text:style-name="T20">Vor der Klausur</text:span></text:p></draw:rect><text:span text:style-name="T1">Legi</text:span> gut sichtbar auf den Tisch legen.</text:p>
        </text:list-item>
        <text:list-item>
          <text:p text:style-name="P24"><text:span text:style-name="T1">Anmelden</text:span> am <text:span text:style-name="T7">Thinlinc</text:span> Terminal.</text:p>
        </text:list-item>
      </text:list>
      <text:list xml:id="list3587392649595884180" text:style-name="L2">
        <text:list-item>
          <text:list>
            <text:list-item>
              <text:p text:style-name="P25">Nach dem anmelden sehen Sie einen 'Exam' Desktop – Ihre reguläres Homeverzeichnis ist dort nicht verfügbar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93241507888106" text:continue-list="list2848144631784312938" text:style-name="L1">
        <text:list-item>
          <text:p text:style-name="P24"><draw:rect text:anchor-type="paragraph" draw:z-index="1" draw:style-name="gr1" draw:text-style-name="P28" svg:width="78.04mm" svg:height="8.23mm" draw:transform="rotate (1.5707963267949) translate (-7.3025mm 78.74mm)"><text:p text:style-name="P27"><text:span text:style-name="T20">Klausur</text:span></text:p></draw:rect>In <text:span text:style-name="T15">dem</text:span> Homeverzeichnis wurde das Unterverzeichnis <text:span text:style-name="T7">'</text:span><text:span text:style-name="T8">datenfiles</text:span><text:span text:style-name="T9">'</text:span> angelegt. Kopieren Sie alle <text:span text:style-name="T16">Dateien (Programmcode)</text:span>, die zur Lösung der Aufgabe verwendet werden, dorthin. Alle Dateien dieses Verzeichnisses werden am Ende der Klausur elektronisch <text:span text:style-name="T16">eingereicht</text:span> und archiviert.</text:p>
        </text:list-item>
      </text:list>
      <text:list xml:id="list1956630059765836994" text:style-name="L3">
        <text:list-item>
          <text:p text:style-name="P7">Nur die Dateien kopieren die wirklich nötig sind!</text:p>
        </text:list-item>
        <text:list-item>
          <text:p text:style-name="P9"><text:span text:style-name="T17">Keine Unterverzeichnisse</text:span> <text:span text:style-name="T10">(keine Ordner anlegen!)</text:span></text:p>
        </text:list-item>
        <text:list-item>
          <text:p text:style-name="P9">Achtung: werden <text:span text:style-name="T18">Dateien</text:span> via Filemanager kopiert, muss dabei die “Ctrl” Taste (=duplizieren) festgehalten werden. Sonst werden die Dateien verschoben und nicht dupliziert!</text:p>
        </text:list-item>
      </text:list>
      <text:p text:style-name="P5"/>
      <text:list xml:id="list93241510790032" text:continue-list="list93241507888106" text:style-name="L1">
        <text:list-item>
          <text:p text:style-name="P22"><text:span text:style-name="T11">Während der Klausur dürfen </text:span><text:span text:style-name="T13">nur </text:span><text:span text:style-name="T11">die Programme Matlab, </text:span><text:span text:style-name="T12">Python, Mathematica, Maple, Dateimanager</text:span><text:span text:style-name="T11"> und </text:span><text:span text:style-name="T14">Dokumentbetrachter </text:span><text:span text:style-name="T11">verwendet werden.</text:span></text:p>
          <text:p text:style-name="P19"/>
        </text:list-item>
        <text:list-item>
          <text:p text:style-name="P8">Tipps</text:p>
        </text:list-item>
      </text:list>
      <text:list xml:id="list8179440835529536334" text:style-name="L4">
        <text:list-item>
          <text:p text:style-name="P10">Grafiken müssen im Format <text:span text:style-name="T16">PNG oder </text:span>EPS vorliegen (“Save as” oder „Export as“).</text:p>
        </text:list-item>
        <text:list-item>
          <text:p text:style-name="P11">Programmcode als .m, .py, .mw, .nb</text:p>
        </text:list-item>
      </text:list>
      <text:list xml:id="list8324374931070057160" text:style-name="L5">
        <text:list-header>
          <text:p text:style-name="P23"/>
        </text:list-header>
      </text:list>
      <text:list xml:id="list93240390383101" text:continue-list="list93241510790032" text:style-name="L1">
        <text:list-item>
          <text:p text:style-name="P12">Kommentare, Tabellen und theoretische Aufgaben bitte <text:span text:style-name="T1">handschriftlich</text:span> auf die ausgeteilten Notizblätter schreiben.</text:p>
        </text:list-item>
      </text:list>
      <text:p text:style-name="P18"/>
      <text:list xml:id="list93240907530162" text:continue-numbering="true" text:style-name="L1">
        <text:list-header>
          <text:p text:style-name="P12"/>
        </text:list-header>
        <text:list-item>
          <text:p text:style-name="P12"><draw:rect text:anchor-type="paragraph" draw:z-index="2" draw:style-name="gr1" draw:text-style-name="P28" svg:width="62.41mm" svg:height="8.23mm" draw:transform="rotate (1.5707963267949) translate (-7.03791666666667mm 62.5122222222222mm)"><text:p text:style-name="P27"><text:span text:style-name="T20">Abgabe</text:span></text:p></draw:rect><text:span text:style-name="T1">Checkliste</text:span> für Verzeichnis ~/datenfiles</text:p>
        </text:list-item>
      </text:list>
      <text:list xml:id="list3096981538318851312" text:style-name="L6">
        <text:list-item>
          <text:p text:style-name="P13">Verwendeter Programmcode (.m, .<text:span text:style-name="T10">py, .mw, .nb</text:span>)</text:p>
        </text:list-item>
        <text:list-item>
          <text:p text:style-name="P13">Erzeugte Grafiken (.<text:span text:style-name="T16">png und / oder </text:span>.eps)</text:p>
          <text:p text:style-name="P13"/>
        </text:list-item>
      </text:list>
      <text:list xml:id="list93240627349960" text:continue-list="list93240907530162" text:style-name="L1">
        <text:list-item>
          <text:p text:style-name="P12">Klausurende: <text:span text:style-name="T18">Abgabe</text:span> </text:p>
        </text:list-item>
      </text:list>
      <text:list xml:id="list93239782966182" text:continue-list="list3096981538318851312" text:style-name="L6">
        <text:list-item>
          <text:p text:style-name="P13"><text:span text:style-name="T4">Doppelklick auf '</text:span><text:span text:style-name="T1">Archive Exam' </text:span><text:span text:style-name="T4">(Desktop): </text:span></text:p>
          <text:list>
            <text:list-item>
              <text:p text:style-name="P14"><text:span text:style-name="T6">Schritt</text:span><text:span text:style-name="T4"> 1: es wird ein Gesamt PDF erstellt.</text:span></text:p>
            </text:list-item>
            <text:list-item>
              <text:p text:style-name="P16"><text:span text:style-name="T6">Schritt</text:span><text:span text:style-name="T4"> 2: auf die Frage </text:span><text:span text:style-name="T1">„</text:span><text:span text:style-name="T2">Preview ? yes/no [y]“ <text:s/></text:span><text:span text:style-name="T4">mit 'y' antworten.</text:span><text:span text:style-name="T5"> </text:span></text:p>
              <text:list>
                <text:list-item>
                  <text:p text:style-name="P15"><text:span text:style-name="T5">Nach Durchsicht das Preview Fenster schliessen.</text:span></text:p>
                </text:list-item>
              </text:list>
            </text:list-item>
            <text:list-item>
              <text:p text:style-name="P17"><text:span text:style-name="T6">Schritt</text:span><text:span text:style-name="T4"> 3: einreichen - </text:span><text:span text:style-name="T1">„Submit the exam (you can do this only once) ? yes/no [y]“</text:span></text:p>
              <text:list>
                <text:list-item>
                  <text:p text:style-name="P20">Falls alles ok ist mit <text:span text:style-name="T1">'y' </text:span>antworten.</text:p>
                </text:list-item>
                <text:list-item>
                  <text:p text:style-name="P20">Falls Korrekturen n<text:span text:style-name="T18">ötig sind, mit</text:span><text:span text:style-name="T3"> 'n'</text:span><text:span text:style-name="T18"> antworten, Korrekturen durchführen und </text:span><text:span text:style-name="T3">'Archive Exam'</text:span><text:span text:style-name="T18"> erneut starten.</text:span></text:p>
                </text:list-item>
              </text:list>
            </text:list-item>
            <text:list-item>
              <text:p text:style-name="P21">Schritt 4: warten das die erfolgreiche Abgabe durch die Aufsicht <text:span text:style-name="T1">bestätigt</text:span> wird.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ndale Sans UI" svg:font-family="'Andale Sans UI'" style:font-pitch="variable"/>
    <style:font-face style:name="Frutiger 47lightcn" svg:font-family="'Frutiger 47lightcn'" style:font-pitch="variable"/>
    <style:font-face style:name="Lucidasans" svg:font-family="Lucidasans" style:font-pitch="variable"/>
    <style:font-face style:name="Albany1" svg:font-family="Albany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Albany" svg:font-family="Albany" style:font-family-generic="swiss" style:font-pitch="variable"/>
    <style:font-face style:name="Frutiger 47LightCn" svg:font-family="'Frutiger 47LightCn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HG Gothic B" svg:font-family="'HG Gothic B'" style:font-family-generic="system" style:font-pitch="variable"/>
    <style:font-face style:name="HG Mincho L" svg:font-family="'HG Mincho L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Andale Sans UI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fo:color="#000000" style:font-name="Thorndale" fo:font-size="12pt" fo:language="en" fo:country="US" style:font-name-asian="Andale Sans UI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font-name="Helvetica" fo:font-family="Helvetica" style:font-family-generic="swiss" style:font-pitch="variable" fo:font-size="12pt" fo:language="de" fo:country="DE" fo:font-weight="normal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lbany" fo:font-family="Albany" style:font-family-generic="swiss" style:font-pitch="variable" fo:font-size="14pt" style:font-name-asian="HG Mincho L" style:font-family-asian="'HG Mincho L'" style:font-family-generic-asian="system" style:font-pitch-asian="variable" style:font-size-asian="14pt" style:font-name-complex="Lucidasans1" style:font-family-complex="Lucida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2.96mm" style:type="center"/>
          <style:tab-stop style:position="165.91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2.96mm" style:type="center"/>
          <style:tab-stop style:position="165.91m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_39_-1_20_Universität" style:display-name="9-1 Universität" style:family="paragraph" style:next-style-name="_39_-2_20_Abteilung">
      <style:paragraph-properties fo:margin-top="0mm" fo:margin-bottom="0mm" loext:contextual-spacing="false" fo:line-height="6mm" fo:orphans="2" fo:widows="2"/>
      <style:text-properties style:font-name="Frutiger 47LightCn" fo:font-family="'Frutiger 47LightCn'" style:font-family-generic="swiss" style:font-pitch="variable" fo:font-size="18pt" fo:language="de" fo:country="CH"/>
    </style:style>
    <style:style style:name="_39_-2_20_Abteilung" style:display-name="9-2 Abteilung" style:family="paragraph" style:parent-style-name="_39_-1_20_Universität">
      <style:text-properties fo:font-size="13pt"/>
    </style:style>
    <style:style style:name="_39_-3_20_Universität_20_mini" style:display-name="9-3 Universität mini" style:family="paragraph" style:parent-style-name="_39_-1_20_Universität" style:next-style-name="_39_-4_20_Abteilung_20_mini">
      <style:paragraph-properties fo:margin-top="0mm" fo:margin-bottom="0mm" loext:contextual-spacing="false" fo:line-height="4.23mm"/>
      <style:text-properties fo:font-size="11pt"/>
    </style:style>
    <style:style style:name="_39_-4_20_Abteilung_20_mini" style:display-name="9-4 Abteilung mini" style:family="paragraph" style:parent-style-name="_39_-2_20_Abteilung">
      <style:paragraph-properties fo:margin-top="0mm" fo:margin-bottom="0mm" loext:contextual-spacing="false" fo:line-height="4.23mm"/>
      <style:text-properties fo:font-size="8pt"/>
    </style:style>
    <style:style style:name="_39_-5_20_Absender" style:display-name="9-5 Absender" style:family="paragraph" style:next-style-name="Standard">
      <style:paragraph-properties fo:margin-top="0mm" fo:margin-bottom="0mm" loext:contextual-spacing="false" fo:line-height="4.59mm" fo:text-align="end" style:justify-single-word="false" fo:orphans="2" fo:widows="2"/>
      <style:text-properties style:font-name="Frutiger 47LightCn" fo:font-family="'Frutiger 47LightCn'" style:font-family-generic="swiss" style:font-pitch="variable" fo:font-size="9pt" fo:language="de" fo:country="CH"/>
    </style:style>
    <style:style style:name="_31__20_Text_20_ohne_20_Einzug" style:display-name="1 Text ohne Einzug" style:family="paragraph">
      <style:paragraph-properties fo:margin-top="0mm" fo:margin-bottom="0mm" loext:contextual-spacing="false" fo:line-height="6mm" fo:orphans="2" fo:widows="2"/>
      <style:text-properties style:font-name="Times" fo:font-family="Times" style:font-family-generic="roman" style:font-pitch="variable" fo:font-size="12pt" fo:language="de" fo:country="CH"/>
    </style:style>
    <style:style style:name="_35__20_Betreff" style:display-name="5 Betreff" style:family="paragraph" style:parent-style-name="_31__20_Text_20_ohne_20_Einzug" style:next-style-name="_36__20_Anrede">
      <style:paragraph-properties fo:margin-top="14.11mm" fo:margin-bottom="7.06mm" loext:contextual-spacing="false"/>
      <style:text-properties fo:font-weight="bold"/>
    </style:style>
    <style:style style:name="_36__20_Anrede" style:display-name="6 Anrede" style:family="paragraph" style:parent-style-name="_31__20_Text_20_ohne_20_Einzug" style:next-style-name="_31__20_Text_20_ohne_20_Einzug">
      <style:paragraph-properties fo:margin-top="0mm" fo:margin-bottom="3.53mm" loext:contextual-spacing="false"/>
    </style:style>
    <style:style style:name="_32__20_Text_20_mit_20_Einzug" style:display-name="2 Text mit Einzug" style:family="paragraph" style:parent-style-name="_31__20_Text_20_ohne_20_Einzug">
      <style:paragraph-properties fo:margin-left="0mm" fo:margin-right="0mm" fo:text-indent="10mm" style:auto-text-indent="false"/>
    </style:style>
    <style:style style:name="_37__20_Signatur" style:display-name="7 Signatur" style:family="paragraph" style:parent-style-name="_31__20_Text_20_ohne_20_Einzug">
      <style:paragraph-properties fo:margin-left="65.02mm" fo:margin-right="0mm" fo:margin-top="3.53mm" fo:margin-bottom="0mm" loext:contextual-spacing="false" fo:text-indent="0.02mm" style:auto-text-indent="false"/>
    </style:style>
    <style:style style:name="_33__20_Empfängeradresse" style:display-name="3 Empfängeradresse" style:family="paragraph" style:parent-style-name="_31__20_Text_20_ohne_20_Einzug" style:next-style-name="_34__20_Ort_20_und_20_Datum">
      <style:paragraph-properties fo:margin-left="65.02mm" fo:margin-right="0mm" fo:margin-top="0mm" fo:margin-bottom="0mm" loext:contextual-spacing="false" fo:line-height="5.29mm" fo:text-indent="0.02mm" style:auto-text-indent="false"/>
    </style:style>
    <style:style style:name="_34__20_Ort_20_und_20_Datum" style:display-name="4 Ort und Datum" style:family="paragraph" style:parent-style-name="_33__20_Empfängeradresse" style:next-style-name="_35__20_Betreff">
      <style:paragraph-properties fo:margin-top="10.58mm" fo:margin-bottom="3.53mm" loext:contextual-spacing="false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style:font-name="Frutiger 47lightcn" fo:font-size="9pt"/>
    </style:style>
    <style:style style:name="MP3" style:family="paragraph" style:parent-style-name="Header">
      <style:paragraph-properties fo:margin-left="0mm" fo:margin-right="6.35mm" fo:text-indent="0mm" style:auto-text-indent="false"/>
      <style:text-properties fo:language="en" fo:country="US"/>
    </style:style>
    <style:style style:name="MT1" style:family="text"/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-left="2.54mm" fo:padding-right="2.54mm" fo:padding-top="1.27mm" fo:padding-bottom="1.27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2.54mm" fo:padding-right="2.54mm" fo:padding-top="1.27mm" fo:padding-bottom="1.27mm" fo:border="none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Mfr4" style:family="graphic" style:parent-style-name="Graphics">
      <style:graphic-properties style:wrap="none" style:vertical-pos="from-top" style:vertical-rel="paragraph" style:horizontal-pos="from-left" style:horizontal-rel="paragraph" fo:padding-left="2.54mm" fo:padding-right="2.54mm" fo:padding-top="1.27mm" fo:padding-bottom="1.27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5.01mm" fo:margin-bottom="15.01mm" fo:margin-left="14.99mm" fo:margin-right="14.99mm" style:writing-mode="lr-tb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34.01mm" fo:margin-left="0mm" fo:margin-right="0mm" fo:margin-bottom="0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9.99mm" fo:page-height="296.99mm" style:num-format="1" style:print-orientation="portrait" fo:margin-top="5.01mm" fo:margin-bottom="15.01mm" fo:margin-left="60.01mm" fo:margin-right="20mm" style:writing-mode="lr-tb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24.99mm" fo:margin-left="0mm" fo:margin-right="0mm" fo:margin-bottom="0m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G1: ::Siegel" text:anchor-type="paragraph" svg:x="0.44mm" svg:y="1.85mm" svg:width="20.13mm" svg:height="20.13mm" draw:z-index="3"><draw:image xlink:href="Pictures/10000000000001C6000001C6DEE05495BDCD10BD.png" xlink:type="simple" xlink:show="embed" xlink:actuate="onLoad"/></draw:frame></text:p>
        <text:p text:style-name="MP1"><draw:frame draw:style-name="Mfr2" draw:name="Rahmen2" text:anchor-type="paragraph" svg:x="23.09mm" svg:y="0.26mm" svg:width="129.35mm" draw:z-index="4"><draw:text-box fo:min-height="13.48mm"><text:p text:style-name="_39_-1_20_Universität">Universität Zürich</text:p><text:p text:style-name="_39_-2_20_Abteilung">Institut für Mathematik</text:p></draw:text-box></draw:frame></text:p>
        <text:p text:style-name="MP1"/>
        <text:p text:style-name="MP1"/>
        <text:p text:style-name="MP1"/>
      </style:header>
      <style:footer>
        <text:p text:style-name="MP2"/>
      </style:footer>
    </style:master-page>
    <style:master-page style:name="Endnote" style:page-layout-name="Mpm2"/>
    <style:master-page style:name="Konvert_20_Folge1" style:display-name="Konvert Folge1" style:page-layout-name="Mpm3">
      <style:header>
        <text:p text:style-name="MP3"><draw:frame draw:style-name="Mfr3" draw:name="Rahmen3" text:anchor-type="paragraph" svg:x="134.66mm" svg:y="3.47mm" svg:width="5.19mm" svg:height="8.04mm" draw:z-index="0"><draw:text-box><text:p text:style-name="Header"><text:span text:style-name="Page_20_Number"><text:page-number text:select-page="current">0</text:page-number></text:span></text:p></draw:text-box></draw:frame><draw:frame draw:style-name="Mfr4" draw:name="G2: ::Siegel" text:anchor-type="paragraph" svg:x="-36.02mm" svg:y="10.28mm" svg:width="11.55mm" svg:height="11.55mm" draw:z-index="0"><draw:image xlink:href="Pictures/10000000000001C6000001C6E514752ED0E73BD8.png" xlink:type="simple" xlink:show="embed" xlink:actuate="onLoad"/></draw:frame><draw:frame draw:style-name="Mfr2" draw:name="Rahmen4" text:anchor-type="paragraph" svg:x="-22.88mm" svg:y="10.99mm" svg:width="112.84mm" draw:z-index="0"><draw:text-box fo:min-height="10.04mm"><text:p text:style-name="_39_-3_20_Universität_20_mini">Universität Zürich</text:p><text:p text:style-name="_39_-4_20_Abteilung_20_mini">Institut für Mathematik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06-30T08:24:52</meta:creation-date>
    <dc:date>2008-05-23T09:57:17</dc:date>
    <meta:print-date>2015-05-06T09:37:23.279136967</meta:print-date>
    <meta:editing-cycles>1</meta:editing-cycles>
    <meta:editing-duration>PT0S</meta:editing-duration>
    <meta:document-statistic meta:table-count="0" meta:image-count="2" meta:object-count="0" meta:page-count="1" meta:paragraph-count="32" meta:word-count="280" meta:character-count="1858" meta:non-whitespace-character-count="1629"/>
    <meta:user-defined meta:name="Info 0"/>
    <meta:user-defined meta:name="Info 1"/>
    <meta:user-defined meta:name="Info 2"/>
    <meta:user-defined meta:name="Info 3"/>
  </office:meta>
</office:document-meta>
</file>